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Title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top" fo:wrap-option="wrap" style:repeat-content="false"/>
      <style:paragraph-properties fo:text-align="center"/>
      <style:text-properties fo:font-size="26pt" style:font-size-asian="26pt" style:font-size-complex="26pt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9.8160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Risk Assessment Plan</text:p>
          </table:table-cell>
          <table:table-cell table:style-name="ce2"/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1">
            <text:p>Citation: Risk Management Guide for DOD 2006 Acquisition http://www.dau.mil/pubs/gdbks/docs/RMG%206Ed%20Aug06.pdf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">
            <text:p>Risk Title</text:p>
          </table:table-cell>
          <table:table-cell office:value-type="string" table:style-name="ce5">
            <text:p>Causal Factor</text:p>
          </table:table-cell>
          <table:table-cell office:value-type="string" table:style-name="ce5">
            <text:p>Likelihood</text:p>
          </table:table-cell>
          <table:table-cell office:value-type="string" table:style-name="ce5">
            <text:p>Impact</text:p>
          </table:table-cell>
          <table:table-cell office:value-type="string" table:style-name="ce5">
            <text:p>Mitigation Plan</text:p>
          </table:table-cell>
          <table:table-cell table:number-columns-repeated="16379" table:style-name="ce5"/>
        </table:table-row>
        <table:table-row table:style-name="ro4">
          <table:table-cell office:value-type="string" table:style-name="ce3">
            <text:p>Team collboration</text:p>
          </table:table-cell>
          <table:table-cell office:value-type="string" table:style-name="ce3">
            <text:p>Team members are distanced from one another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Use three-way video conferencing to enable virtual face-to-face collaboration at least weekly. Use software version control to help merge branches.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Architecture fails to support product</text:p>
          </table:table-cell>
          <table:table-cell office:value-type="string" table:style-name="ce3">
            <text:p>Little time for technology exploration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Leave time for emergency redesign effort. Identify an additional, diverse technology candidate in case our first choice doesn't work out<text:s/>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Schedule</text:p>
          </table:table-cell>
          <table:table-cell office:value-type="string" table:style-name="ce3">
            <text:p>Team could not finish target implementation by deadline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Scope a practical amount of work for the target implementation and delegate outstanding items to the dream implementation.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No common development envrionment</text:p>
          </table:table-cell>
          <table:table-cell office:value-type="string" table:style-name="ce3">
            <text:p>Team members all have different configurations on development machines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Whenever possible, use Free and Open Source Software tools which are designed for cross platform use.<text:s/>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Computer network availability</text:p>
          </table:table-cell>
          <table:table-cell office:value-type="string" table:style-name="ce3">
            <text:p>Distanced team members rely 100% on connectivity<text:s/>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Frequest commits to distributed version control system in case team members go offline for any significant amount of time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Team Health</text:p>
          </table:table-cell>
          <table:table-cell office:value-type="string" table:style-name="ce3">
            <text:p>Flu season is coming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Team members can seek flu shots and maintain their health as best of possible. Finish planned work early to reduce stress.</text:p>
          </table:table-cell>
          <table:table-cell table:number-columns-repeated="16379"/>
        </table:table-row>
        <table:table-row table:number-rows-repeated="1048566" table:style-name="ro3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4:Sheet1.E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8">
      <number:number number:decimal-places="3" number:min-integer-digits="1"/>
    </number:number-style>
    <number:number-style style:name="N39">
      <number:number number:decimal-places="4" number:min-integer-digits="1"/>
    </number:number-style>
    <number:number-style style:name="N40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hnathan David Gilday</meta:initial-creator>
    <dc:creator>Johnathan David Gilday</dc:creator>
    <meta:creation-date>2012-10-02T18:01:17Z</meta:creation-date>
    <dc:date>2012-10-02T18:41:31Z</dc:date>
  </office:meta>
</office:document-meta>
</file>